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172cm" draw:shadow="visibl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5.883cm" draw:shadow="visibl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883cm" draw:shadow="visibl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4.584cm" draw:shadow="visibl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0.545cm" draw:shadow="visibl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1.127cm" draw:shadow="visible"/>
      <style:paragraph-properties style:writing-mode="lr-tb"/>
    </style:style>
    <style:style style:name="pr1" style:family="presentation" style:parent-style-name="Default-title">
      <style:graphic-properties draw:fill="solid" draw:fill-color="#666666" fo:min-height="2.629cm" draw:shadow="visible" draw:shadow-offset-x="-0.176cm" draw:shadow-offset-y="0.176cm" draw:shadow-color="#800080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auto-grow-height="true" fo:min-height="6.66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notes">
      <style:graphic-properties draw:fill-color="#ffffff" fo:min-height="13.6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="solid" draw:fill-color="#666666"/>
      <style:paragraph-properties style:writing-mode="lr-tb"/>
      <style:text-properties fo:color="#ffffff" loext:opacity="100%" style:font-name="Noto Mono1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text-align="start" fo:text-indent="0cm"/>
      <style:text-properties fo:font-size="22pt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color="#ffffff" loext:opacity="100%"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text-properties fo:color="#ffffff" loext:opacity="100%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style:paragraph-properties fo:margin-top="0cm" fo:margin-bottom="0.102cm" fo:text-align="start"/>
      <style:text-properties fo:font-size="14pt"/>
    </style:style>
    <style:style style:name="P13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1" fo:font-size="14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15%" fo:text-align="start" fo:text-indent="0cm"/>
      <style:text-properties fo:color="#ffffff" loext:opacity="100%" style:font-name="Noto Mono1" fo:font-size="14pt" style:font-size-asian="12pt" style:font-size-complex="12pt"/>
    </style:style>
    <style:style style:name="P15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15%" fo:text-align="start" fo:text-indent="0cm"/>
      <style:text-properties fo:font-size="16pt"/>
    </style:style>
    <style:style style:name="P17" style:family="paragraph">
      <loext:graphic-properties draw:fill="solid" draw:fill-color="#111111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.6cm" fo:margin-right="0cm" fo:text-indent="-0.6cm"/>
      <style:text-properties fo:font-size="20pt"/>
    </style:style>
    <style:style style:name="P19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20" style:family="paragraph">
      <style:paragraph-properties fo:margin-left="0cm" fo:margin-right="0cm" fo:margin-top="0cm" fo:margin-bottom="0.102cm" fo:line-height="100%" fo:text-align="start" fo:text-indent="0cm"/>
      <style:text-properties fo:font-size="14pt"/>
    </style:style>
    <style:style style:name="P21" style:family="paragraph">
      <style:paragraph-properties fo:margin-left="0cm" fo:margin-right="0cm" fo:margin-top="0cm" fo:margin-bottom="0cm" fo:line-height="115%" fo:text-align="start" fo:text-indent="0cm"/>
      <style:text-properties fo:color="#ffffff" loext:opacity="100%" style:font-name="Noto Mono1" fo:font-size="14pt" style:font-size-asian="14pt" style:font-size-complex="14pt"/>
    </style:style>
    <style:style style:name="P22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cm" fo:margin-bottom="0.102cm" fo:text-align="start"/>
      <style:text-properties fo:font-size="12pt" fo:font-weight="bold" style:font-weight-asian="bold" style:font-weight-complex="bold"/>
    </style:style>
    <style:style style:name="P24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1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line-height="115%"/>
      <style:text-properties fo:color="#ffffff" loext:opacity="100%" fo:font-size="26pt" style:font-size-asian="26pt" style:font-size-complex="26pt"/>
    </style:style>
    <style:style style:name="P26" style:family="paragraph">
      <style:text-properties fo:color="#ffffff" loext:opacity="100%" fo:font-size="26pt" style:font-size-asian="26pt" style:font-size-complex="26pt"/>
    </style:style>
    <style:style style:name="P27" style:family="paragraph">
      <style:paragraph-properties fo:line-height="115%" style:writing-mode="lr-tb"/>
      <style:text-properties fo:color="#ffffff" loext:opacity="100%" fo:font-size="26pt" style:font-size-asian="26pt" style:font-size-complex="26pt"/>
    </style:style>
    <style:style style:name="P28" style:family="paragraph">
      <style:paragraph-properties fo:line-height="115%"/>
      <style:text-properties fo:color="#ffffff" loext:opacity="100%"/>
    </style:style>
    <style:style style:name="P29" style:family="paragraph">
      <style:paragraph-properties fo:margin-left="0cm" fo:margin-right="0cm" fo:margin-top="0.5cm" fo:margin-bottom="0cm" fo:line-height="115%" fo:text-indent="0cm"/>
      <style:text-properties fo:color="#ffffff" loext:opacity="100%"/>
    </style:style>
    <style:style style:name="P30" style:family="paragraph">
      <style:paragraph-properties fo:line-height="115%" style:writing-mode="lr-tb"/>
      <style:text-properties fo:color="#ffffff" loext:opacity="100%"/>
    </style:style>
    <style:style style:name="P31" style:family="paragraph">
      <style:paragraph-properties fo:margin-left="0cm" fo:margin-right="0cm" fo:margin-top="0cm" fo:margin-bottom="0.102cm" fo:line-height="100%" fo:text-align="start" fo:text-indent="0cm"/>
      <style:text-properties fo:font-size="12pt" fo:font-weight="bold" style:font-weight-asian="bold" style:font-weight-complex="bold"/>
    </style:style>
    <style:style style:name="T1" style:family="text">
      <style:text-properties fo:color="#ffffff" loext:opacity="100%" style:font-name="Noto Mono1" fo:font-weight="bold" style:font-weight-asian="bold" style:font-weight-complex="bold"/>
    </style:style>
    <style:style style:name="T2" style:family="text">
      <style:text-properties fo:color="#ffffff" loext:opacity="100%" fo:font-size="2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loext:opacity="100%" fo:font-size="22pt" fo:font-style="italic" style:font-style-asian="italic" style:font-style-complex="italic"/>
    </style:style>
    <style:style style:name="T4" style:family="text">
      <style:text-properties fo:color="#ffffff" loext:opacity="100%"/>
    </style:style>
    <style:style style:name="T5" style:family="text">
      <style:text-properties style:font-name="Noto Mono1" fo:font-weight="bold" fo:background-color="#eeeeee" style:font-weight-asian="bold" style:font-weight-complex="bold"/>
    </style:style>
    <style:style style:name="T6" style:family="text">
      <style:text-properties fo:color="#000000" loext:opacity="100%" style:font-name="Noto Mono1" fo:font-weight="bold" fo:background-color="#eeeeee" style:font-weight-asian="bold" style:font-weight-complex="bold"/>
    </style:style>
    <style:style style:name="T7" style:family="text">
      <style:text-properties style:font-name="Noto Mono1" style:font-size-asian="12pt" style:font-size-complex="12pt"/>
    </style:style>
    <style:style style:name="T8" style:family="text">
      <style:text-properties fo:color="#a1467e" loext:opacity="100%" style:font-name="Noto Mono1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style:font-name="Noto Mono1" fo:background-color="#bf819e" style:font-size-asian="12pt" style:font-size-complex="12pt"/>
    </style:style>
    <style:style style:name="T10" style:family="text">
      <style:text-properties fo:color="#ffffff" loext:opacity="100%" style:font-name="Noto Mono1" fo:background-color="#55308d" style:font-size-asian="12pt" style:font-size-complex="12pt"/>
    </style:style>
    <style:style style:name="T11" style:family="text">
      <style:text-properties fo:color="#ffffff" loext:opacity="100%" style:font-name="Noto Mono1" fo:background-color="#acb20c" style:font-size-asian="12pt" style:font-size-complex="12pt"/>
    </style:style>
    <style:style style:name="T12" style:family="text">
      <style:text-properties fo:color="#ffffff" loext:opacity="100%" style:font-name="Noto Mono1" fo:background-color="#127622" style:font-size-asian="12pt" style:font-size-complex="12pt"/>
    </style:style>
    <style:style style:name="T13" style:family="text">
      <style:text-properties fo:color="#ffffff" loext:opacity="100%" style:font-name="Noto Mono1" fo:background-color="#800080" style:font-size-asian="12pt" style:font-size-complex="12pt"/>
    </style:style>
    <style:style style:name="T14" style:family="text">
      <style:text-properties fo:color="#ffffff" loext:opacity="100%" style:font-name="Noto Mono1" fo:background-color="#2a6099" style:font-size-asian="12pt" style:font-size-complex="12pt"/>
    </style:style>
    <style:style style:name="T15" style:family="text">
      <style:text-properties fo:color="#ffffff" loext:opacity="100%" style:font-name="Noto Mono1" fo:background-color="#861141" style:font-size-asian="12pt" style:font-size-complex="12pt"/>
    </style:style>
    <style:style style:name="T16" style:family="text">
      <style:text-properties fo:color="#ffffff" loext:opacity="100%" style:font-name="Noto Mono1" fo:background-color="#355269" style:font-size-asian="12pt" style:font-size-complex="12pt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bf819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55308d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acb20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127622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800080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2a609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861141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35526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#b47804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bf819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55308d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acb20c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800080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127622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2a6099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b47804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861141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0pt"/>
    </style:style>
    <style:style style:name="T36" style:family="text">
      <style:text-properties fo:color="#000000" loext:opacity="100%" style:font-name="Noto Mono1" style:font-size-asian="12pt" style:font-size-complex="12pt"/>
    </style:style>
    <style:style style:name="T37" style:family="text">
      <style:text-properties fo:color="#000000" loext:opacity="100%" style:font-name="Noto Mono1" fo:background-color="transparent" style:font-size-asian="12pt" style:font-size-complex="12pt"/>
    </style:style>
    <style:style style:name="T38" style:family="text">
      <style:text-properties fo:color="#a1467e" loext:opacity="100%" style:font-name="Noto Mono1" fo:font-weight="bold" fo:background-color="transparent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Noto Mono1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ec9ba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c9211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55308d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acb20c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127622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2a609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61141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00080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35526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b4780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c9211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Noto Mono1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1e6a39" loext:opacity="100%" style:font-name="Noto Mono1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a1467e" loext:opacity="100%" style:font-name="Noto Mono1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b47804" loext:opacity="100%" style:font-name="Noto Mono1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b47804" loext:opacity="100%" style:font-name="Noto Mono1" fo:font-size="18pt" fo:font-weight="bold" fo:background-color="transparent" style:font-size-asian="18pt" style:font-weight-asian="bold" style:font-size-complex="18pt" style:font-weight-complex="bold"/>
    </style:style>
    <style:style style:name="T57" style:family="text">
      <style:text-properties fo:color="#000000" loext:opacity="100%" style:font-name="Noto Mono1" fo:font-size="18pt" fo:font-weight="bold" fo:background-color="transparent" style:font-size-asian="18pt" style:font-weight-asian="bold" style:font-size-complex="18pt" style:font-weight-complex="bold"/>
    </style:style>
    <style:style style:name="T58" style:family="text">
      <style:text-properties fo:color="#000000" loext:opacity="100%" style:font-name="Liberation Sans2" fo:font-size="26pt" fo:font-weight="bold" fo:background-color="#eeeeee" style:font-size-asian="26pt" style:font-weight-asian="bold" style:font-size-complex="26pt" style:font-weight-complex="bold"/>
    </style:style>
    <style:style style:name="T59" style:family="text">
      <style:text-properties fo:color="#ffffff" loext:opacity="100%" style:font-name="Liberation Sans2" fo:font-size="26pt" fo:font-weight="normal" style:font-size-asian="26pt" style:font-weight-asian="normal" style:font-size-complex="26pt" style:font-weight-complex="normal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color="#eeeeee" loext:opacity="100%" style:text-underline-style="none"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variant="normal" fo:text-transform="non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color="#1e6a39" loext:opacity="100%" style:font-name="Noto Mono1" fo:font-size="16pt" fo:font-weight="bold" style:font-size-asian="16pt" style:font-weight-asian="bold" style:font-size-complex="16pt" style:font-weight-complex="bold"/>
    </style:style>
    <style:style style:name="T67" style:family="text">
      <style:text-properties style:font-name="Noto Mono1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000000" loext:opacity="100%" style:font-name="Noto Mono1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127622" loext:opacity="100%" style:font-name="Noto Mon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ansactions Workshop</text:span></text:p>
          </draw:text-box>
        </draw:frame>
        <draw:frame presentation:style-name="pr2" draw:text-style-name="P3" draw:layer="layout" svg:width="14.475cm" svg:height="6.664cm" svg:x="1.4cm" svg:y="8.255cm" presentation:class="subtitle" presentation:user-transformed="true">
          <draw:text-box>
            <text:list text:style-name="L2">
              <text:list-header>
                <text:p text:style-name="P2"><text:span text:style-name="T2">Requirements</text:span></text:p>
              </text:list-header>
              <text:list-item>
                <text:p text:style-name="P2"><text:span text:style-name="T3">Git / Python3 installed and configured.</text:span></text:p>
              </text:list-item>
              <text:list-item>
                <text:p text:style-name="P2"><text:span text:style-name="T3">Libsecp Library (pip3 install libsecp)</text:span></text:p>
              </text:list-item>
              <text:list-item>
                <text:p text:style-name="P2"><text:span text:style-name="T3">Bitcoin Core set to regtest m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Useful Resource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evelopers.bitcoin.org</text:span></text:p>
              </text:list-item>
              <text:list-item>
                <text:p><text:span text:style-name="T4">Bitcoin rpc generator</text:span></text:p>
              </text:list-item>
              <text:list-item>
                <text:p><text:span text:style-name="T4">Script wiz</text:span></text:p>
              </text:list-item>
              <text:list-item>
                <text:p><text:span text:style-name="T4">Signature checker?</text:span></text:p>
              </text:list-item>
              <text:list-item>
                <text:p><text:span text:style-name="T4">What else?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Topic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figuring Bitcoin Core</text:p>
              </text:list-item>
              <text:list-item>
                <text:p>Useful RPC Commands</text:p>
              </text:list-item>
              <text:list-item>
                <text:p>Using JSON-RP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onfiguring bitcoin.conf 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Typically located in your user folder, under .bitcoin/bitcoin.conf</text:span></text:p>
              </text:list-item>
              <text:list-item>
                <text:p><text:span text:style-name="T4">Server=1</text:span></text:p>
              </text:list-item>
              <text:list-item>
                <text:p><text:span text:style-name="T4">Regtest=1</text:span></text:p>
              </text:list-item>
              <text:list-item>
                <text:p><text:span text:style-name="T4">rpcauth=user:passwordhash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onfiguring a Wallet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File →Create Wallet</text:span></text:p>
              </text:list-item>
              <text:list-item>
                <text:p><text:span text:style-name="T4">Make it lowercase, no spaces</text:span></text:p>
              </text:list-item>
              <text:list-item>
                <text:p><text:span text:style-name="T4">Un-check “Descriptor Wallet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>Useful Commands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stunspent</text:p>
              </text:list-item>
              <text:list-item>
                <text:p>Getnewaddress</text:p>
              </text:list-item>
              <text:list-item>
                <text:p>Gettransaction</text:p>
              </text:list-item>
              <text:list-item>
                <text:p>Getaddressinfo</text:p>
              </text:list-item>
              <text:list-item>
                <text:p>Signrawtransaction</text:p>
              </text:list-item>
              <text:list-item>
                <text:p>Sendrawtransaction</text:p>
              </text:list-item>
              <text:list-item>
                <text:p>dumppriv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Reading Byte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itcoin Core prefers to work with transaction data in raw bytes, and display this data as hex-encoded strings.</text:p>
              </text:list-item>
              <text:list-item>
                <text:p>Most fields in a transaction are fixed-length, but some are variable (such as arrays and scripts).</text:p>
              </text:list-item>
              <text:list-item>
                <text:p>In order to parse variable-length fields and arguments, we precede them with a byte to specify the size or length.</text:p>
              </text:list-item>
              <text:list-item>
                <text:p text:style-name="P9">A single byte can only represent data up to 255 bytes in length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10">Varints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Varints use a prefix byte to signal when the following integer takes up multiple bytes.</text:p>
              </text:list-item>
              <text:list-item>
                <text:p text:style-name="P10"><text:span text:style-name="T5"><text:s/></text:span><text:span text:style-name="T6">0xFD</text:span><text:span text:style-name="T5"> </text:span>, <text:s/><text:span text:style-name="T5"><text:s/></text:span><text:span text:style-name="T6">0xFE</text:span><text:span text:style-name="T5"> </text:span>, <text:span text:style-name="T5"><text:s/></text:span><text:span text:style-name="T6">0xFF</text:span><text:span text:style-name="T5"> </text:span><text:s/>are used to signal when the following integer value takes up 2, 4, or 8 bytes.</text:p>
              </text:list-item>
              <text:list-item>
                <text:p text:style-name="P10">Bitcoin Script also uses special opcodes to push large amounts of data onto the stack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11">Data storage on Bitcoin is not cheap, so use of the multi-byte varints are rare.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6" draw:text-style-name="P5" draw:layer="layout" svg:width="25.191cm" svg:height="2.629cm" svg:x="1.399cm" svg:y="0.627cm" presentation:class="title" presentation:user-transformed="true">
          <draw:text-box>
            <text:p><text:span text:style-name="T4">Decoding a Transaction</text:span></text:p>
          </draw:text-box>
        </draw:frame>
        <draw:frame draw:style-name="gr2" draw:text-style-name="P13" draw:layer="layout" svg:width="9.525cm" svg:height="9.422cm" svg:x="0.635cm" svg:y="3.678cm">
          <draw:text-box>
            <text:p text:style-name="P12"><text:span text:style-name="T7"><text:s/>“</text:span><text:span text:style-name="T8">version</text:span><text:span text:style-name="T7">”: </text:span><text:span text:style-name="T9">&lt;4 bytes LE&gt;</text:span></text:p>
            <text:p text:style-name="P12"><text:span text:style-name="T7"><text:s/>“</text:span><text:span text:style-name="T8">vin</text:span><text:span text:style-name="T7">”: </text:span><text:span text:style-name="T10">[1]</text:span><text:span text:style-name="T7"> [{</text:span></text:p>
            <text:p text:style-name="P12"><text:span text:style-name="T7"><text:s text:c="3"/>“</text:span><text:span text:style-name="T8">txid</text:span><text:span text:style-name="T7">”: </text:span><text:span text:style-name="T11">&lt;32 bytes LE&gt;</text:span></text:p>
            <text:p text:style-name="P12"><text:span text:style-name="T7"><text:s text:c="3"/>“</text:span><text:span text:style-name="T8">vout</text:span><text:span text:style-name="T7">”: </text:span><text:span text:style-name="T12">&lt;4 bytes LE&gt;</text:span></text:p>
            <text:p text:style-name="P12"><text:span text:style-name="T7"><text:s text:c="3"/>“</text:span><text:span text:style-name="T8">scriptSig</text:span><text:span text:style-name="T7">”: </text:span><text:span text:style-name="T13">&lt;var</text:span><text:span text:style-name="T14"> bytes LE&gt;</text:span></text:p>
            <text:p text:style-name="P12"><text:span text:style-name="T7"><text:s text:c="3"/>“</text:span><text:span text:style-name="T8">sequence</text:span><text:span text:style-name="T7">”: </text:span><text:span text:style-name="T15">&lt;4 bytes LE&gt;</text:span></text:p>
            <text:p text:style-name="P12"><text:span text:style-name="T7"><text:s/></text:span><text:span text:style-name="T7">}],</text:span></text:p>
            <text:p text:style-name="P12"><text:span text:style-name="T7"><text:s/>“</text:span><text:span text:style-name="T8">vout</text:span><text:span text:style-name="T7">”: </text:span><text:span text:style-name="T10">[1]</text:span><text:span text:style-name="T7"> [{</text:span></text:p>
            <text:p text:style-name="P12"><text:span text:style-name="T7"><text:s text:c="3"/>“</text:span><text:span text:style-name="T8">value</text:span><text:span text:style-name="T7">”: </text:span><text:span text:style-name="T12">&lt;8 bytes LE&gt;</text:span></text:p>
            <text:p text:style-name="P12"><text:span text:style-name="T7"><text:s text:c="3"/>“</text:span><text:span text:style-name="T8">scriptPubkey</text:span><text:span text:style-name="T7">”: </text:span><text:span text:style-name="T13">&lt;var</text:span><text:span text:style-name="T16"> bytes&gt;</text:span></text:p>
            <text:p text:style-name="P12"><text:span text:style-name="T7"><text:s/></text:span><text:span text:style-name="T7">}],</text:span></text:p>
            <text:p text:style-name="P12"><text:span text:style-name="T7"><text:s/>“</text:span><text:span text:style-name="T8">locktime</text:span><text:span text:style-name="T7">”: </text:span><text:span text:style-name="T15">&lt;4 bytes LE&gt;</text:span></text:p>
          </draw:text-box>
        </draw:frame>
        <draw:frame draw:style-name="gr3" draw:text-style-name="P15" draw:layer="layout" svg:width="15.757cm" svg:height="6.29cm" svg:x="11.43cm" svg:y="3.732cm">
          <draw:text-box>
            <text:p text:style-name="P14"><text:span text:style-name="T17">01000000</text:span><text:span text:style-name="T18">01</text:span><text:span text:style-name="T19">0b6072b386d4a773235237f64c1126ac3b240c84b917a3909ba1c43ded5f51f4</text:span><text:span text:style-name="T20">00000000</text:span><text:span text:style-name="T21">8c</text:span><text:span text:style-name="T21">49</text:span><text:span text:style-name="T22">3046022100bb1ad26df930a51cce110cf44f7a48c3c561fd977500b1ae5d6b6fd13d0b3f4a022100c5b42951acedff14abba2736fd574bdb465f3e6f8da12e2c5303954aca7f78f301</text:span><text:span text:style-name="T21">41</text:span><text:span text:style-name="T22">04a7135bfe824c97ecc01ec7d7e336185c81e2aa2c41ab175407c09484ce9694b44953fcb751206564a9c24dd094d42fdbfdd5aad3e063ce6af4cfaaea4ea14fbb</text:span><text:span text:style-name="T23">ffffffff</text:span><text:span text:style-name="T18">01</text:span><text:span text:style-name="T20">40420f0000000000</text:span><text:span text:style-name="T21">19</text:span><text:span text:style-name="T24">76a9</text:span><text:span text:style-name="T21">14</text:span><text:span text:style-name="T25">39aa3d569e06a1d7926dc4be1193c99bf2eb9ee0</text:span><text:span text:style-name="T24">88ac</text:span><text:span text:style-name="T23">00000000</text:span></text:p>
          </draw:text-box>
        </draw:frame>
        <draw:frame draw:style-name="gr4" draw:text-style-name="P17" draw:layer="layout" svg:width="15.127cm" svg:height="5.281cm" svg:x="12.061cm" svg:y="10.26cm">
          <draw:text-box>
            <text:p text:style-name="P16"><text:span text:style-name="T26"><text:s text:c="2"/></text:span><text:span text:style-name="T26">Version : </text:span><text:span text:style-name="T27">pink</text:span><text:span text:style-name="T26"> <text:s text:c="3"/>| <text:s text:c="4"/>count : </text:span><text:span text:style-name="T28">indigo</text:span></text:p>
            <text:p text:style-name="P16"><text:span text:style-name="T26"><text:s text:c="5"/></text:span><text:span text:style-name="T26">Txid : </text:span><text:span text:style-name="T29">yellow</text:span><text:span text:style-name="T26"> <text:s/>| <text:s text:c="3"/>length : </text:span><text:span text:style-name="T30">purple</text:span><text:span text:style-name="T26"> </text:span></text:p>
            <text:p text:style-name="P16"><text:span text:style-name="T26"><text:s text:c="5"/></text:span><text:span text:style-name="T26">Vout : </text:span><text:span text:style-name="T31">green</text:span><text:span text:style-name="T26"> <text:s text:c="2"/>| <text:s text:c="4"/>value : </text:span><text:span text:style-name="T31">green</text:span></text:p>
            <text:p text:style-name="P16"><text:span text:style-name="T26"><text:s text:c="3"/></text:span><text:span text:style-name="T26">script : </text:span><text:span text:style-name="T32">blue</text:span><text:span text:style-name="T26"> <text:s text:c="3"/>| <text:s text:c="5"/>hash : </text:span><text:span text:style-name="T33">gold</text:span></text:p>
            <text:p text:style-name="P16"><text:span text:style-name="T26"><text:s/></text:span><text:span text:style-name="T26">Sequence : </text:span><text:span text:style-name="T34">magenta</text:span><text:span text:style-name="T26"> | <text:s/>locktime : </text:span><text:span text:style-name="T34">magent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7" draw:text-style-name="P19" draw:layer="layout" svg:width="17.271cm" svg:height="13.62cm" svg:x="2.159cm" svg:y="13.605cm" presentation:class="notes" presentation:user-transformed="true">
            <draw:text-box>
              <text:p text:style-name="P18"><text:span text:style-name="T35">Block space is limited. Miners include transactions based on the compensation they receive for the transaction’s size.</text:span></text:p>
              <text:p text:style-name="P18"><text:span text:style-name="T35"/></text:p>
              <text:p text:style-name="P18"><text:span text:style-name="T35">There is a lot of engineering involved with compressing transaction data for transmission and storage.</text:span></text:p>
              <text:p text:style-name="P18"><text:span text:style-name="T35"/></text:p>
              <text:p text:style-name="P18"><text:span text:style-name="T35">Most fields have a fixed byte-length.</text:span></text:p>
              <text:p text:style-name="P18"><text:span text:style-name="T35"/></text:p>
              <text:p text:style-name="P18"><text:span text:style-name="T35">Script fields have variable byte-lengths, and sometimes use variable integers in order to declare longer lengths.</text:span></text:p>
              <text:p text:style-name="P18"><text:span text:style-name="T35"/></text:p>
              <text:p text:style-name="P18"><text:span text:style-name="T35">The max length of a script in Segwit is about 10 kilobytes. Taproot removes this limit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6" draw:text-style-name="P5" draw:layer="layout" svg:width="25.191cm" svg:height="2.629cm" svg:x="1.399cm" svg:y="0.627cm" presentation:class="title" presentation:user-transformed="true">
          <draw:text-box>
            <text:p><text:span text:style-name="T4">Decoding </text:span><text:span text:style-name="T4">with Witness</text:span></text:p>
          </draw:text-box>
        </draw:frame>
        <draw:frame draw:style-name="gr5" draw:text-style-name="P13" draw:layer="layout" svg:width="9.525cm" svg:height="10.133cm" svg:x="0.635cm" svg:y="3.628cm">
          <draw:text-box>
            <text:p text:style-name="P12"><text:span text:style-name="T7"><text:s text:c="2"/>“</text:span><text:span text:style-name="T8">vin</text:span><text:span text:style-name="T7">”: </text:span><text:span text:style-name="T10">[1]</text:span><text:span text:style-name="T7"> [</text:span></text:p>
            <text:p text:style-name="P12"><text:span text:style-name="T7"><text:s text:c="4"/></text:span><text:span text:style-name="T7">{</text:span></text:p>
            <text:p text:style-name="P12"><text:span text:style-name="T7"><text:s text:c="6"/>“</text:span><text:span text:style-name="T8">txid</text:span><text:span text:style-name="T7">”: </text:span><text:span text:style-name="T11">&lt;32 bytes LE&gt;</text:span></text:p>
            <text:p text:style-name="P12"><text:span text:style-name="T7"><text:s text:c="6"/>“</text:span><text:span text:style-name="T8">vout</text:span><text:span text:style-name="T7">”: </text:span><text:span text:style-name="T12">&lt;4 bytes LE&gt;</text:span></text:p>
            <text:p text:style-name="P12"><text:span text:style-name="T7"><text:s text:c="6"/>“</text:span><text:span text:style-name="T8">scriptSig</text:span><text:span text:style-name="T7">”: </text:span><text:span text:style-name="T36">[]</text:span></text:p>
            <text:p text:style-name="P12"><text:span text:style-name="T7"><text:s text:c="6"/>“</text:span><text:span text:style-name="T8">sequence</text:span><text:span text:style-name="T7">”: </text:span><text:span text:style-name="T15">&lt;4 bytes LE&gt;</text:span></text:p>
            <text:p text:style-name="P12"><text:span text:style-name="T37"><text:s text:c="6"/>“</text:span><text:span text:style-name="T38">txinWitness</text:span><text:span text:style-name="T37">”: </text:span><text:span text:style-name="T10">[2]</text:span><text:span text:style-name="T37"> [</text:span></text:p>
            <text:p text:style-name="P12"><text:span text:style-name="T37"><text:s text:c="8"/></text:span><text:span text:style-name="T13">&lt;var-bytes</text:span><text:span text:style-name="T14"> argument&gt;</text:span><text:span text:style-name="T37">,</text:span></text:p>
            <text:p text:style-name="P20"><text:span text:style-name="T39"><text:s text:c="8"/></text:span><text:span text:style-name="T13">&lt;var-bytes</text:span><text:span text:style-name="T14"> argument&gt;</text:span><text:span text:style-name="T37">,</text:span></text:p>
            <text:p text:style-name="P12"><text:span text:style-name="T37"><text:s text:c="6"/></text:span><text:span text:style-name="T37">]</text:span></text:p>
            <text:p text:style-name="P12"><text:span text:style-name="T7"><text:s text:c="4"/></text:span><text:span text:style-name="T7">},</text:span></text:p>
            <text:p text:style-name="P12"><text:span text:style-name="T7"><text:s text:c="2"/></text:span><text:span text:style-name="T7">]</text:span></text:p>
          </draw:text-box>
        </draw:frame>
        <draw:frame draw:style-name="gr6" draw:text-style-name="P22" draw:layer="layout" svg:width="15.757cm" svg:height="5.619cm" svg:x="11.43cm" svg:y="3.664cm">
          <draw:text-box>
            <text:p text:style-name="P21"><text:span text:style-name="T40">01000000</text:span><text:span text:style-name="T41">0001</text:span><text:span text:style-name="T42">01</text:span><text:span text:style-name="T43">055d00a1d0e1cdcfb9fc390bdae64ccaef886864fddc746e4b002c3d687a1bae</text:span><text:span text:style-name="T44">00000000</text:span><text:span text:style-name="T45">00</text:span><text:span text:style-name="T46">ffffffff</text:span><text:span text:style-name="T42">01</text:span><text:span text:style-name="T44">385ba01200000000</text:span><text:span text:style-name="T47">16</text:span><text:span text:style-name="T48">00</text:span><text:span text:style-name="T47">14</text:span><text:span text:style-name="T49">4062afb45ce155d7ec727087d04ec8c8ec422a7c</text:span><text:span text:style-name="T42">02</text:span><text:span text:style-name="T47">47</text:span><text:span text:style-name="T45">304402200663d77ebe12d9d7d999db32242d2e81fc6f29dabc936151ea192ae17430ede002206e985ac8ca60c0c213432a966bb39a1ac7bcbe186cd0ebdc46cdc7d4aaa7717701</text:span><text:span text:style-name="T47">21</text:span><text:span text:style-name="T45">0261ed72b33546be5cb6d32079d7387d37dd1ec7ae15ffd87ba756444223d41d32</text:span><text:span text:style-name="T46">00000000</text:span></text:p>
          </draw:text-box>
        </draw:frame>
        <draw:frame draw:style-name="gr7" draw:text-style-name="P17" draw:layer="layout" svg:width="15.127cm" svg:height="5.281cm" svg:x="12.061cm" svg:y="10.16cm">
          <draw:text-box>
            <text:p text:style-name="P16"><text:span text:style-name="T26"><text:s text:c="2"/></text:span><text:span text:style-name="T26">version : </text:span><text:span text:style-name="T27">pink</text:span><text:span text:style-name="T26"> <text:s text:c="3"/>| <text:s text:c="4"/>count : </text:span><text:span text:style-name="T28">indigo</text:span></text:p>
            <text:p text:style-name="P16"><text:span text:style-name="T26"><text:s text:c="5"/></text:span><text:span text:style-name="T26">txid : </text:span><text:span text:style-name="T29">yellow</text:span><text:span text:style-name="T26"> <text:s/>| <text:s text:c="3"/>length : </text:span><text:span text:style-name="T30">purple</text:span><text:span text:style-name="T26"> </text:span></text:p>
            <text:p text:style-name="P16"><text:span text:style-name="T26"><text:s text:c="5"/></text:span><text:span text:style-name="T26">vout : </text:span><text:span text:style-name="T31">green</text:span><text:span text:style-name="T26"> <text:s text:c="2"/>| <text:s text:c="4"/>value : </text:span><text:span text:style-name="T31">green</text:span></text:p>
            <text:p text:style-name="P16"><text:span text:style-name="T26"><text:s text:c="3"/></text:span><text:span text:style-name="T26">script : </text:span><text:span text:style-name="T32">blue</text:span><text:span text:style-name="T26"> <text:s text:c="3"/>| <text:s text:c="5"/>hash : </text:span><text:span text:style-name="T33">gold</text:span></text:p>
            <text:p text:style-name="P16"><text:span text:style-name="T26"><text:s/></text:span><text:span text:style-name="T26">sequence : </text:span><text:span text:style-name="T34">magenta</text:span><text:span text:style-name="T26"> | <text:s/>locktime : </text:span><text:span text:style-name="T34">magenta</text:span></text:p>
            <text:p text:style-name="P16"><text:span text:style-name="T50"><text:s text:c="20"/></text:span><text:span text:style-name="T50">| <text:s/>p2w flag : </text:span><text:span text:style-name="T51">re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7" draw:text-style-name="P19" draw:layer="layout" svg:width="17.271cm" svg:height="13.62cm" svg:x="2.159cm" svg:y="13.605cm" presentation:class="notes" presentation:user-transformed="true">
            <draw:text-box>
              <text:p text:style-name="P18"><text:span text:style-name="T35">Block space is limited. Miners include transactions based on the compensation they receive for the transaction’s size.</text:span></text:p>
              <text:p text:style-name="P18"><text:span text:style-name="T35"/></text:p>
              <text:p text:style-name="P18"><text:span text:style-name="T35">There is a lot of engineering involved with compressing transaction data for transmission and storage.</text:span></text:p>
              <text:p text:style-name="P18"><text:span text:style-name="T35"/></text:p>
              <text:p text:style-name="P18"><text:span text:style-name="T35">Most fields have a fixed byte-length.</text:span></text:p>
              <text:p text:style-name="P18"><text:span text:style-name="T35"/></text:p>
              <text:p text:style-name="P18"><text:span text:style-name="T35">Script fields have variable byte-lengths, and sometimes use variable integers in order to declare longer lengths.</text:span></text:p>
              <text:p text:style-name="P18"><text:span text:style-name="T35"/></text:p>
              <text:p text:style-name="P18"><text:span text:style-name="T35">The max length of a script in Segwit is about 10 kilobytes. Taproot removes this limit.</text:span></text:p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alculated Fields</text:span></text:p>
          </draw:text-box>
        </draw:frame>
        <draw:frame draw:style-name="gr8" draw:text-style-name="P24" draw:layer="layout" svg:width="25.4cm" svg:height="10.795cm" svg:x="1.17cm" svg:y="3.81cm">
          <draw:text-box>
            <text:p text:style-name="P23"><text:span text:style-name="T52"><text:s/></text:span><text:span text:style-name="T53">## Transaction Fields</text:span></text:p>
            <text:p text:style-name="P23"><text:span text:style-name="T52"><text:s/>“</text:span><text:span text:style-name="T54">txid</text:span><text:span text:style-name="T52">” <text:s text:c="2"/>: </text:span><text:span text:style-name="T55">reverse</text:span><text:span text:style-name="T52">(</text:span><text:span text:style-name="T56">sha256</text:span><text:span text:style-name="T57">(</text:span><text:span text:style-name="T56">sha256</text:span><text:span text:style-name="T57">(</text:span><text:span text:style-name="T57">raw_tx)))</text:span></text:p>
            <text:p text:style-name="P23"><text:span text:style-name="T52"><text:s/>“</text:span><text:span text:style-name="T54">size</text:span><text:span text:style-name="T52">” <text:s text:c="2"/>: </text:span><text:span text:style-name="T55">len</text:span><text:span text:style-name="T52">(raw_tx_plus_witness)</text:span></text:p>
            <text:p text:style-name="P23"><text:span text:style-name="T52"><text:s/>“</text:span><text:span text:style-name="T54">weight</text:span><text:span text:style-name="T52">” : </text:span><text:span text:style-name="T55">len</text:span><text:span text:style-name="T52">(raw_tx) * 3 + size</text:span></text:p>
            <text:p text:style-name="P23"><text:span text:style-name="T52"><text:s/>“</text:span><text:span text:style-name="T54">vsize</text:span><text:span text:style-name="T52">” <text:s/>: weight // 4 + (weight % 4 &gt; 0)</text:span></text:p>
            <text:p text:style-name="P23"><text:span text:style-name="T52"><text:s/>“</text:span><text:span text:style-name="T54">txfee</text:span><text:span text:style-name="T52">” <text:s/>: </text:span><text:span text:style-name="T55">sum</text:span><text:span text:style-name="T52">(vin.values) – </text:span><text:span text:style-name="T55">sum</text:span><text:span text:style-name="T52">(vout.values)</text:span></text:p>
            <text:p text:style-name="P23"><text:span text:style-name="T52"/></text:p>
            <text:p text:style-name="P23"><text:span text:style-name="T52"><text:s/></text:span><text:span text:style-name="T53">## Hash Locks</text:span></text:p>
            <text:p text:style-name="P23"><text:span text:style-name="T52"><text:s/>“</text:span><text:span text:style-name="T54">pubkey_hash</text:span><text:span text:style-name="T52">” <text:s text:c="5"/>: </text:span><text:span text:style-name="T55">ripemd160</text:span><text:span text:style-name="T52">(</text:span><text:span text:style-name="T55">sha256</text:span><text:span text:style-name="T52">(public_key))</text:span></text:p>
            <text:p text:style-name="P23"><text:span text:style-name="T52"><text:s/>“</text:span><text:span text:style-name="T54">p2sh_script_hash</text:span><text:span text:style-name="T52">” : </text:span><text:span text:style-name="T55">ripemd160</text:span><text:span text:style-name="T52">(</text:span><text:span text:style-name="T55">sha256</text:span><text:span text:style-name="T52">(redeem_script))</text:span></text:p>
            <text:p text:style-name="P23"><text:span text:style-name="T52"><text:s/>“</text:span><text:span text:style-name="T54">p2w_script_hash</text:span><text:span text:style-name="T52">” <text:s/>: </text:span><text:span text:style-name="T55">sha256</text:span><text:span text:style-name="T52">(redeem_script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>Signatures</text:p>
          </draw:text-box>
        </draw:frame>
        <draw:frame presentation:style-name="pr8" draw:text-style-name="P2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25">Signatures are created using a partial digest of the spending transaction, called the signature hash.</text:p>
              </text:list-item>
              <text:list-item>
                <text:p text:style-name="P25"><text:span text:style-name="T58"><text:s/></text:span><text:span text:style-name="T58">OP_CHECK(MULTI)SIG </text:span><text:span text:style-name="T59"><text:s/>enforces that a spending transaction include a valid </text:span><text:span text:style-name="T59">signature and matching public key.</text:span></text:p>
              </text:list-item>
              <text:list-item>
                <text:p text:style-name="P25"><text:span text:style-name="T59">When combined with </text:span><text:span text:style-name="T58"><text:s/>OP_EQUALVERIFY </text:span><text:span text:style-name="T59">, you can limit the spending of an output to </text:span><text:span text:style-name="T59">specific keys.</text:span></text:p>
              </text:list-item>
              <text:list-item>
                <text:p text:style-name="P26"><text:span text:style-name="T60">The scope of a signature hash can be configured using special flag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10">Signature Flags</text:p>
          </draw:text-box>
        </draw:frame>
        <draw:frame presentation:style-name="pr5" draw:text-style-name="P30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28"><text:span text:style-name="T61">SIGHASH_ALL</text:span><text:span text:style-name="T62">:</text:span> Include all inputs and outputs in the hash. Any change to the transaction will render the signature invalid.</text:p>
              </text:list-item>
              <text:list-item>
                <text:p text:style-name="P29"><text:span text:style-name="T63">SIGHASH_SINGLE:</text:span><text:span text:style-name="T64"> Include a</text:span>ll inputs in the hash, but only the output that is adjacent to the signature’s input (same index).</text:p>
              </text:list-item>
              <text:list-item>
                <text:p text:style-name="P28"><text:span text:style-name="T62">SIGHASH_NONE:</text:span> Include all inputs in the hash, but none of the outputs.</text:p>
              </text:list-item>
              <text:list-item>
                <text:p text:style-name="P28"><text:span text:style-name="T62">ANYONECANPAY:</text:span> Modifies the above flags. The signature’s input is the only input included in the hash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11"><text:span text:style-name="T65">More details on signature flags here:</text:span></text:p>
              <text:p text:style-name="P11"><text:span text:style-name="T65">https://raghavsood.com/blog/2018/06/10/bitcoin-signature-types-sighash</text:span></text:p>
              <text:p text:style-name="P11"/>
              <text:p text:style-name="P11"/>
              <text:p text:style-name="P11"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nature Hash</text:p>
          </draw:text-box>
        </draw:frame>
        <draw:frame draw:style-name="gr9" draw:text-style-name="P24" draw:layer="layout" svg:width="26.67cm" svg:height="11.377cm" svg:x="0.635cm" svg:y="3.557cm">
          <draw:text-box>
            <text:p text:style-name="P23"><text:span text:style-name="T52"><text:s/></text:span><text:span text:style-name="T53">#</text:span><text:span text:style-name="T66"># How to build the signature hash (as defined in BIP 143)</text:span></text:p>
            <text:p text:style-name="P23"><text:span text:style-name="T67"><text:s/></text:span><text:span text:style-name="T67">Double SHA256 of the serialization of:</text:span></text:p>
            <text:p text:style-name="P23"><text:span text:style-name="T68"><text:s text:c="5"/></text:span><text:span text:style-name="T68">1. version <text:s text:c="45"/>&lt;4-byte LE&gt;</text:span></text:p>
            <text:p text:style-name="P23"><text:span text:style-name="T68"><text:s text:c="5"/></text:span><text:span text:style-name="T68">2. hashPrevouts: hash256(txid + vin for x in vin) <text:s text:c="7"/>&lt;32-byte hash&gt;</text:span></text:p>
            <text:p text:style-name="P23"><text:span text:style-name="T68"><text:s text:c="5"/></text:span><text:span text:style-name="T68">3. hashSequence: hash256(sequence for x in vin) <text:s text:c="8"/>&lt;32-byte hash&gt;</text:span></text:p>
            <text:p text:style-name="P23"><text:span text:style-name="T68"><text:s text:c="5"/></text:span><text:span text:style-name="T68">4. txid of the signed input (reversed) <text:s text:c="17"/>&lt;32-byte hash&gt; </text:span></text:p>
            <text:p text:style-name="P23"><text:span text:style-name="T68"><text:s text:c="5"/></text:span><text:span text:style-name="T68">5. vout</text:span><text:span text:style-name="T67"> of the signed input <text:s text:c="28"/>&lt;4-byte LE&gt; </text:span></text:p>
            <text:p text:style-name="P23"><text:span text:style-name="T67"><text:s text:c="5"/></text:span><text:span text:style-name="T67">6. redeem script of the signed input (with len byte) <text:s text:c="3"/>&lt;var-byte LE&gt;</text:span></text:p>
            <text:p text:style-name="P23"><text:span text:style-name="T67"><text:s text:c="5"/></text:span><text:span text:style-name="T67">7. output value being spent by the signed input <text:s text:c="8"/>&lt;8-byte LE&gt;</text:span></text:p>
            <text:p text:style-name="P23"><text:span text:style-name="T67"><text:s text:c="5"/></text:span><text:span text:style-name="T67">8. sequence of the input <text:s text:c="31"/>&lt;4-byte LE&gt;</text:span></text:p>
            <text:p text:style-name="P23"><text:span text:style-name="T67"><text:s text:c="5"/></text:span><text:span text:style-name="T67">9. hashOutputs: hash256(value + script for x in vout) <text:s text:c="2"/>&lt;32-byte hash&gt;</text:span></text:p>
            <text:p text:style-name="P23"><text:span text:style-name="T67"><text:s text:c="4"/></text:span><text:span text:style-name="T67">10. locktime of the transaction. <text:s text:c="24"/>&lt;4-byte LE&gt;</text:span></text:p>
            <text:p text:style-name="P23"><text:span text:style-name="T67"><text:s text:c="4"/></text:span><text:span text:style-name="T67">11. sighash type of the signature. <text:s text:c="22"/>&lt;4-byte LE&gt;</text:span></text:p>
            <text:p text:style-name="P31"><text:span text:style-name="T69"><text:s/></text:span><text:span text:style-name="T69">## https://github.com/bitcoin/bips/blob/master/bip-0143.mediawi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2:48:56.235364897</meta:creation-date>
    <dc:date>2022-09-22T03:17:38.637319417</dc:date>
    <meta:editing-duration>PT37M55S</meta:editing-duration>
    <meta:editing-cycles>7</meta:editing-cycles>
    <meta:generator>LibreOffice/7.3.4.2$Linux_X86_64 LibreOffice_project/30$Build-2</meta:generator>
    <meta:document-statistic meta:object-count="81"/>
  </office:meta>
</office:document-meta>
</file>